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12.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622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normal" style:font-style-asian="normal" style:font-style-complex="normal"/>
    </style:style>
  </office:automatic-styles>
  <office:body>
    <office:spreadsheet>
      <table:table table:name="Generic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hetston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EP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heck Your Pockets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IP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otion of Vigo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AP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eep Watch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RP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hainmail</text:p>
          </table:table-cell>
          <table:table-cell table:style-name="ce2" office:value-type="string">
            <text:p>Equipment - Body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-1 DMG from attacks, Actions, and Items.</text:p>
            <text:p>-1 DUR each turn equipped character takes damage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hortsword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2 DMG.</text:p>
            <text:p>-1 DUR each attack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uckler</text:p>
          </table:table-cell>
          <table:table-cell table:style-name="ce2" office:value-type="string">
            <text:p>Equipment - Offhand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acrifice this to negate any attack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Iron Helmet</text:p>
          </table:table-cell>
          <table:table-cell table:style-name="ce2" office:value-type="string">
            <text:p>Equipment - Head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any resource each turn.</text:p>
            <text:p>-1 DUR each tur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odge</text:p>
          </table:table-cell>
          <table:table-cell table:style-name="ce2" office:value-type="string">
            <text:p>Reaction // 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1 // 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revent 1 DMG to any character. // +1 car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how Off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raw a card from your discard pile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an's Favo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1 HP each of the next 4 turn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centrate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2 card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ood Night's Sle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2 cards next tur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lixir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estore all Resource Points to 4. Destroy this.</text:p>
            <text:p>Elixir can't be played until it has been discarded at least once.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nguar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ackhand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 DMG equal to your Offhand's remaining DUR.</text:p>
            <text:p>+1 DMG if no Offhand equipped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ound Shield</text:p>
          </table:table-cell>
          <table:table-cell table:style-name="ce2" office:value-type="string">
            <text:p>Equipment - Offh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-1 DMG from attacks.</text:p>
            <text:p>-1 DUR when attacke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rength Pot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he next time the Vanguard would take damage, prevent half of it (rounded up)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ake One for the Team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ake all DMG an attack, Action, or Item would do to a friendly character, reduced by half (rounded up)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ounterattack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WEP DMG to an enemy that dealt damage to the Vanguard this turn.</text:p>
            <text:p>+1 DMG if the Vanguard has no weapon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aunt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Until your next turn, all enemy attacks, actions, and items must target your Vanguard if possible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med Helm</text:p>
          </table:table-cell>
          <table:table-cell table:style-name="ce2" office:value-type="string">
            <text:p>Equipment - He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1 Any resource when attacked.</text:p>
            <text:p>-1 DUR each turn.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reatsword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4 DMG.</text:p>
            <text:p>-1 DUR each attack and when attacked.</text:p>
            <text:p>2-Handed (<text:span text:style-name="T1">Sacrifice your Offhand, if any. You can't play Offhands while this is in play.</text:span><text:span text:style-name="T2">)</text:span>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rmor Oil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Your other Equipment doesn't lose DUR until the end of your next tur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laze of Glory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office:value-type="string">
            <text:p>U</text:p>
          </table:table-cell>
          <table:table-cell table:style-name="ce2" office:value-type="string">
            <text:p>Destroy this and kill your Vanguard.</text:p>
            <text:p>Restore all HP and equipment DUR for all living friendly characters. This turn, they get +2 DMG and may attack without a weapon.</text:p>
          </table:table-cell>
          <table:table-cell table:number-columns-repeated="1015"/>
        </table:table-row>
        <table:table-row table:style-name="ro1" table:number-rows-repeated="4">
          <table:table-cell table:style-name="ce2" table:number-columns-repeated="9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le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unch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3 DMG to frontmost enemy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Throwing Knif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4" office:value-type="string">
            <text:p>Flurry of Blows</text:p>
          </table:table-cell>
          <table:table-cell table:style-name="ce4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You may attack three times this turn.</text:p>
            <text:p>If they have no weapon equipped, +2 DMG this turn.</text:p>
            <text:p>Destroy this.</text:p>
          </table:table-cell>
          <table:table-cell table:number-columns-repeated="1015"/>
        </table:table-row>
        <table:table-row table:style-name="ro3" table:number-rows-repeated="7">
          <table:table-cell table:style-name="ce2" table:number-columns-repeated="9"/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nge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ire Away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2 DMG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>
            <text:p>B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Piercing Shot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 each to frontmost enemy and one other enemy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Fire at Will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1 DMG to all enemie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rc Shot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5 DMG to backmost enemy.</text:p>
          </table:table-cell>
          <table:table-cell table:number-columns-repeated="1015"/>
        </table:table-row>
        <table:table-row table:style-name="ro5">
          <table:table-cell table:style-name="ce2" office:value-type="string">
            <text:p>Greatbow</text:p>
          </table:table-cell>
          <table:table-cell table:style-name="ce2" office:value-type="string">
            <text:p>Equipment – Weapon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+3 DMG.</text:p>
            <text:p>+3 DMG if you didn't attack last turn.</text:p>
            <text:p>-1 DUR each attack.</text:p>
            <text:p><text:span text:style-name="T3">2-Handed (</text:span><text:span text:style-name="T4">Sacrifice your Offhand, if any. You can't play Offhands while this is in play.</text:span><text:span text:style-name="T5">)</text:span></text:p>
            <text:p>When this dies, destroy it.</text:p>
          </table:table-cell>
          <table:table-cell table:number-columns-repeated="1015"/>
        </table:table-row>
        <table:table-row table:style-name="ro5" table:number-rows-repeated="4">
          <table:table-cell table:style-name="ce2" table:number-columns-repeated="9"/>
          <table:table-cell table:number-columns-repeated="1015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ppor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Convalescence</text:p>
          </table:table-cell>
          <table:table-cell table:style-name="ce2" office:value-type="string">
            <text:p>Aura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[2 AP cost each turn.]</text:p>
            <text:p>Allies get +1 HP each turn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Acid Bomb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Kill all equipment attached to an enemy.</text:p>
            <text:p>Destroy this.</text:p>
          </table:table-cell>
          <table:table-cell table:number-columns-repeated="1015"/>
        </table:table-row>
        <table:table-row table:style-name="ro1" table:number-rows-repeated="4">
          <table:table-cell table:style-name="ce2" table:number-columns-repeated="9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arty Protection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As long as the Knight is alive, your other characters take -1 DMG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lock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string">
            <text:p>Prevent all damage an attack, Item, or Action would do to any of your characters.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quipment</text:p>
          </table:table-cell>
          <table:table-cell table:style-name="ce2" table:number-columns-repeated="5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Cover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Until your next turn, the Knight receives all damage intended for another character; -1 DMG from attacks, Actions, and Items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ite Shield</text:p>
          </table:table-cell>
          <table:table-cell table:style-name="ce2" office:value-type="string">
            <text:p>Equipment - Offhan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ll your Reactions cost -1 RP.</text:p>
            <text:p>-1 DUR when attacked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ongsword</text:p>
          </table:table-cell>
          <table:table-cell table:style-name="ce2" office:value-type="string">
            <text:p>Equipment - Weap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3 DMG.</text:p>
            <text:p>-1 DUR each attack.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quipment – Body</text:p>
          </table:table-cell>
          <table:table-cell table:style-name="ce2" table:number-columns-repeated="5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Last Stand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U</text:p>
          </table:table-cell>
          <table:table-cell table:style-name="ce2" office:value-type="string">
            <text:p>If a friendly character has taken 5 or more damage this turn, all friendly characters are immune until the end of your opponent'snext turn. Destroy this.</text:p>
          </table:table-cell>
          <table:table-cell table:number-columns-repeated="1015"/>
        </table:table-row>
        <table:table-row table:style-name="ro2" table:number-rows-repeated="8">
          <table:table-cell table:style-name="ce2" table:number-columns-repeated="9"/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ckguar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ifesteal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+1 HP at the end of each turn in which the Blackguard dealt damage.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Aura of Darkness</text:p>
          </table:table-cell>
          <table:table-cell table:style-name="ce5" office:value-type="string">
            <text:p>Alternate Passive</text:p>
          </table:table-cell>
          <table:table-cell table:number-columns-repeated="6" table:style-name="ce5" office:value-type="string">
            <text:p>-</text:p>
          </table:table-cell>
          <table:table-cell table:style-name="ce5" office:value-type="string">
            <text:p>+1 DMG to frontmost enemy each turn.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" table:number-columns-repeated="5"/>
          <table:table-cell table:style-name="ce6" office:value-type="string">
            <text:p>B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>
            <text:p>Tower Shield</text:p>
          </table:table-cell>
          <table:table-cell table:style-name="ce2" office:value-type="string">
            <text:p>Equipment - Offh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[2 AP cost each turn.]</text:p>
            <text:p>Prevent all damage to the Blackguard from attacks, Actions, and Items.</text:p>
            <text:p>-1 DUR each time an attack, Action, or Item would damage the Blackguard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Death Nova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</text:p>
          </table:table-cell>
          <table:table-cell table:style-name="ce2" office:value-type="string">
            <text:p>+DMG to all enemies equal to the Blackguard's HP. Kill the Blackguard. Destroy this.</text:p>
            <text:p>Death Nova can't be played if the Blackguard has more than 5 HP.</text:p>
          </table:table-cell>
          <table:table-cell table:number-columns-repeated="1015"/>
        </table:table-row>
        <table:table-row table:style-name="ro1" table:number-rows-repeated="2">
          <table:table-cell table:style-name="ce2" table:number-columns-repeated="9"/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ongma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ttle Rage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+2 DMG when HP is below 5. This allows attacks even without a weapon equipped.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>
            <text:p>B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B</text:p>
          </table:table-cell>
          <table:table-cell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>
            <text:p>Studded Greatclub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4 DMG.</text:p>
            <text:p>-1 DUR each attack.</text:p>
            <text:p>Any enemy damaged by this weapon can't attack their next turn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wordcatcher</text:p>
          </table:table-cell>
          <table:table-cell table:style-name="ce2" office:value-type="string">
            <text:p>Equipment - Offh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When attacked, -1 DUR to this and enemy weapon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U</text:p>
          </table:table-cell>
          <table:table-cell table:style-name="ce2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ass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ver of Darkness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The Assassin can't be attacked while the friendly Vanguard is alive.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Dagger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+1 DMG.</text:p>
            <text:p>+1 DMG for target's distance from front. (Vanguard is 0.)</text:p>
            <text:p>-1 DUR each attack.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>
            <text:p>B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ackstab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. Extra +2 DMG if target is not the Vanguar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ruth Serum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ook at your opponent's hand and choose a card. They discard that car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leeping Pot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2" office:value-type="string">
            <text:p>Your opponent can't play Reactions until the end of your next turn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ug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ook at your opponent's hand and choose an Item from it. Put it into your hand. (Returns to them when you use or discard it.)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ebilitating Pois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Your opponent can't play Actions on their next turn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Smoke Bomb</text:p>
          </table:table-cell>
          <table:table-cell table:style-name="ce2" office:value-type="string">
            <text:p>Item // Re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U</text:p>
          </table:table-cell>
          <table:table-cell table:style-name="ce2" office:value-type="string">
            <text:p>The Assassin can't be attacked for 3 turns. // Allow any character to survive lethal damage with 1 HP.</text:p>
            <text:p>Destroy this.</text:p>
          </table:table-cell>
          <table:table-cell table:number-columns-repeated="1015"/>
        </table:table-row>
        <table:table-row table:style-name="ro1" table:number-rows-repeated="3">
          <table:table-cell table:style-name="ce2" table:number-columns-repeated="9"/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" table:number-columns-repeated="9"/>
          <table:table-cell table:number-columns-repeated="1015"/>
        </table:table-row>
        <table:table-row table:style-name="ro1" table:number-rows-repeated="6">
          <table:table-cell table:style-name="ce4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elis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ual-Wield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The Duelist can equip Weapons in the Offhand slot, and attack once for each Weapon equipped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C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>
            <text:p>Parry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revent all damage an attack, Item, or Action would do to any of your characters.</text:p>
            <text:p>+2 DMG to the source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rrying Dagger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. Additional +1 if this is equipped Offhand.</text:p>
            <text:p>-1 DUR each attack.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Dueling Knives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quip a copy of this in the Offhand slot.</text:p>
            <text:p>+2 DMG.</text:p>
            <text:p>-1 DUR each attack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6">
          <table:table-cell table:style-name="ce2" office:value-type="string">
            <text:p>Diamond-Edged Blade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+2 DMG.</text:p>
            <text:p>-1 DUR each attack.</text:p>
            <text:p>Your attacks deal double damage.</text:p>
            <text:p>When this dies, destroy it.</text:p>
          </table:table-cell>
          <table:table-cell table:number-columns-repeated="1015"/>
        </table:table-row>
        <table:table-row table:style-name="ro6" table:number-rows-repeated="2">
          <table:table-cell table:style-name="ce2" table:number-columns-repeated="9"/>
          <table:table-cell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ltis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lood for the Blood God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-1 HP on each of your turns. +3 HP whenever an enemy character dies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1">
          <table:table-cell table:style-name="ce2" office:value-type="string">
            <text:p>Soulbound Dagger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3 DMG.</text:p>
            <text:p>-1 DUR, -1 HP each attack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C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C</text:p>
          </table:table-cell>
          <table:table-cell table:style-name="ce4" table:number-columns-repeated="1016"/>
        </table:table-row>
        <table:table-row table:style-name="ro3">
          <table:table-cell table:style-name="ce2" office:value-type="string">
            <text:p>Ritual Dagger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1 DMG.</text:p>
            <text:p>[-1 HP, -1 DUR] (Action) {1} : Draw a card.</text:p>
            <text:p>-1 DUR each attack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R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Demonic Pact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U</text:p>
          </table:table-cell>
          <table:table-cell table:style-name="ce2" office:value-type="string">
            <text:p>Destroy this and all cards in your hand. Kill any character.</text:p>
          </table:table-cell>
          <table:table-cell table:style-name="ce7"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rcer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uel the Fire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+1 card at the end of any turn in which you didn't play an Action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Chain Lightning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 to each of two adjacent enemies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Fireball</text:p>
          </table:table-cell>
          <table:table-cell table:style-name="ce2" office:value-type="string">
            <text:p>Action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4 DMG to any enemy.</text:p>
            <text:p>+1 DMG to each other enemy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Foresight Ritual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</text:p>
          </table:table-cell>
          <table:table-cell table:style-name="ce2" office:value-type="string">
            <text:p>Draw any card from your deck. It's free this turn.</text:p>
            <text:p>Destroy this.</text:p>
          </table:table-cell>
          <table:table-cell table:number-columns-repeated="1015"/>
        </table:table-row>
        <table:table-row table:style-name="ro1" table:number-rows-repeated="3">
          <table:table-cell table:style-name="ce2" table:number-columns-repeated="9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nt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all of the Wild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Each turn, one enemy must attack if able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Vine Snare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2" office:value-type="string">
            <text:p>Kill an attacking enemy's weapon. The attack deals no DMG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eaction</text:p>
          </table:table-cell>
          <table:table-cell table:style-name="ce2" table:number-columns-repeated="5"/>
          <table:table-cell table:style-name="ce2" office:value-type="string">
            <text:p>U</text:p>
          </table:table-cell>
          <table:table-cell table:style-name="ce2"/>
          <table:table-cell table:number-columns-repeated="1015"/>
        </table:table-row>
        <table:table-row table:style-name="ro2" table:number-rows-repeated="4">
          <table:table-cell table:style-name="ce2" table:number-columns-repeated="9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uid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ature's Bounty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+1 any resource at the start of each of your turns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C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Natural State</text:p>
          </table:table-cell>
          <table:table-cell table:style-name="ce2" office:value-type="string">
            <text:p>Aura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tems can't be playe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cid Rain</text:p>
          </table:table-cell>
          <table:table-cell table:style-name="ce2" office:value-type="string">
            <text:p>Aura</text:p>
          </table:table-cell>
          <table:table-cell table:style-name="ce2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-1 DUR to all Equipment each turn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arkness</text:p>
          </table:table-cell>
          <table:table-cell table:style-name="ce2" office:value-type="string">
            <text:p>Aura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</text:p>
          </table:table-cell>
          <table:table-cell table:style-name="ce2" office:value-type="string">
            <text:p>Reactions can't be playe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ury of the Wild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+X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+X DMG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rn of Plenty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You permanently gain +1 MAX each resource. Destroy this.</text:p>
          </table:table-cell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othecar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eclusive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Whenever you play an Item, the Apothecary can't be attacked until your next turn (unless it is your last character)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2">
          <table:table-cell table:style-name="ce2" office:value-type="string">
            <text:p>Healing Pot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4 HP to any character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xplosive Potion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2 DMG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Item</text:p>
          </table:table-cell>
          <table:table-cell table:style-name="ce2" table:number-columns-repeated="5"/>
          <table:table-cell table:style-name="ce2" office:value-type="string">
            <text:p>U</text:p>
          </table:table-cell>
          <table:table-cell table:style-name="ce2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rtermast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pen the Armory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The Quartermaster's weapons can be equipped to any character like their own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B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Meteorsteel Knife</text:p>
          </table:table-cell>
          <table:table-cell table:style-name="ce2" office:value-type="string">
            <text:p>Equipment – Weap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1 DMG.</text:p>
            <text:p>Attacking does not reduce DUR.</text:p>
          </table:table-cell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C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 office:value-type="string">
            <text:p>Meteorsteel Plate</text:p>
          </table:table-cell>
          <table:table-cell table:style-name="ce2" office:value-type="string">
            <text:p>Equipment – Bod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</text:p>
          </table:table-cell>
          <table:table-cell table:style-name="ce2" office:value-type="string">
            <text:p>Does not lose DUR itself. When this dies, destroy it.</text:p>
            <text:p>-2 DMG from attacks, Actions, and Items.</text:p>
          </table:table-cell>
          <table:table-cell table:number-columns-repeated="1015"/>
        </table:table-row>
        <table:table-row table:style-name="ro1" table:number-rows-repeated="3">
          <table:table-cell table:style-name="ce2" table:number-columns-repeated="9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ric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ternal Rest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+1 card whenever a friendly character dies (even if the Cleric is dead)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B</text:p>
          </table:table-cell>
          <table:table-cell table:style-name="ce4" table:number-columns-repeated="1016"/>
        </table:table-row>
        <table:table-row table:style-name="ro2">
          <table:table-cell table:style-name="ce2" office:value-type="string">
            <text:p>Heal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4 HP to any character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ray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Give any character a shield absorbing 5 DMG. Lasts 2 turn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Incense Bundle</text:p>
          </table:table-cell>
          <table:table-cell table:style-name="ce2" office:value-type="string">
            <text:p>Equipment - Offh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+1 HP, -1 DUR each turn.</text:p>
          </table:table-cell>
          <table:table-cell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R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Miracle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Revive a dead character with 5 HP. Destroy this.</text:p>
          </table:table-cell>
          <table:table-cell table:number-columns-repeated="1015"/>
        </table:table-row>
        <table:table-row table:style-name="ro2" table:number-rows-repeated="2">
          <table:table-cell table:style-name="ce2" table:number-columns-repeated="9"/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meomanc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UR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RP</text:p>
          </table:table-cell>
          <table:table-cell table:style-name="ce1" office:value-type="string">
            <text:p>Rarity</text:p>
          </table:table-cell>
          <table:table-cell table:style-name="ce1" office:value-type="string">
            <text:p>Effect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hapesharer</text:p>
          </table:table-cell>
          <table:table-cell table:style-name="ce2" office:value-type="string">
            <text:p>Passive</text:p>
          </table:table-cell>
          <table:table-cell table:number-columns-repeated="6" table:style-name="ce2" office:value-type="string">
            <text:p>-</text:p>
          </table:table-cell>
          <table:table-cell table:style-name="ce2" office:value-type="string">
            <text:p>The Mimeomancer can be used in any role, and copies the characteristics of your opponent's character in the same role.</text:p>
            <text:p>A party can still have only one Mimeomancer.</text:p>
            <text:p>Two opposing Mimeomancers will copy the same random character in that role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py Technique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his card permanently becomes a copy of a random card in the counterpart's deck. Put it back in your han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culpting Clay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his card permanently becomes a copy of a random card (weighted by rarity) from the Mimeomancer's class. Put it back in your hand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Quicksilver Blade</text:p>
          </table:table-cell>
          <table:table-cell table:style-name="ce2" office:value-type="string">
            <text:p>Equipment - Weap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This card permanently becomes a copy of any Weapon in play.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Plagiarism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-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C</text:p>
          </table:table-cell>
          <table:table-cell table:style-name="ce4" office:value-type="string">
            <text:p>Look at your opponent's hand. Draw a permanent copy of any card in it.</text:p>
          </table:table-cell>
          <table:table-cell table:style-name="ce4" table:number-columns-repeated="1015"/>
        </table:table-row>
        <table:table-row table:style-name="ro4">
          <table:table-cell table:style-name="ce4" table:number-columns-repeated="7"/>
          <table:table-cell table:style-name="ce4" office:value-type="string">
            <text:p>C</text:p>
          </table:table-cell>
          <table:table-cell table:style-name="ce4" table:number-columns-repeated="1016"/>
        </table:table-row>
        <table:table-row table:style-name="ro4">
          <table:table-cell table:style-name="ce4" table:number-columns-repeated="7"/>
          <table:table-cell table:style-name="ce4" office:value-type="string">
            <text:p>R</text:p>
          </table:table-cell>
          <table:table-cell table:style-name="ce4" table:number-columns-repeated="1016"/>
        </table:table-row>
        <table:table-row table:style-name="ro2">
          <table:table-cell table:style-name="ce2" table:number-columns-repeated="7"/>
          <table:table-cell table:style-name="ce2" office:value-type="string">
            <text:p>R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>
            <text:p>Mirror of Fat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-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xchange the HP of any two living characters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urnabout</text:p>
          </table:table-cell>
          <table:table-cell table:style-name="ce2" office:value-type="string">
            <text:p>Reaction</text:p>
          </table:table-cell>
          <table:table-cell table:style-name="ce2" office:value-type="string">
            <text:p>-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</text:p>
          </table:table-cell>
          <table:table-cell table:style-name="ce2" office:value-type="string">
            <text:p>Copy an Item or Action targeting a friendly character. Play it immediately for free.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ntwined Destinies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</text:p>
          </table:table-cell>
          <table:table-cell table:style-name="ce2" office:value-type="string">
            <text:p>Kill one friendly character and one enemy character. Destroy this.</text:p>
          </table:table-cell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 table:print="false"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number-columns-repeated="1015" table:default-cell-style-name="ce3"/>
        <table:table-row table:style-name="ro2">
          <table:table-cell table:style-name="ce8" office:value-type="string" table:number-columns-spanned="2" table:number-rows-spanned="1">
            <text:p>Type focuses:</text:p>
          </table:table-cell>
          <table:covered-table-cell/>
          <table:table-cell table:style-name="ce9"/>
          <table:table-cell table:style-name="ce8" office:value-type="string" table:number-columns-spanned="2" table:number-rows-spanned="1">
            <text:p>Quantity goals:</text:p>
          </table:table-cell>
          <table:covered-table-cell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8" office:value-type="string">
            <text:p>Knight</text:p>
          </table:table-cell>
          <table:table-cell table:style-name="ce8" office:value-type="string">
            <text:p>Reactions</text:p>
          </table:table-cell>
          <table:table-cell table:style-name="ce9"/>
          <table:table-cell table:style-name="ce8" office:value-type="string">
            <text:p>Per role:</text:p>
          </table:table-cell>
          <table:table-cell table:style-name="ce8" office:value-type="string">
            <text:p>Per class:</text:p>
          </table:table-cell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Blackguard</text:p>
          </table:table-cell>
          <table:table-cell table:style-name="ce8" office:value-type="string">
            <text:p>Actions</text:p>
          </table:table-cell>
          <table:table-cell table:style-name="ce9"/>
          <table:table-cell table:style-name="ce8" office:value-type="string">
            <text:p>4-3-2-1</text:p>
          </table:table-cell>
          <table:table-cell table:style-name="ce8" office:value-type="string">
            <text:p>2-3-4-1</text:p>
          </table:table-cell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Strongman</text:p>
          </table:table-cell>
          <table:table-cell table:style-name="ce8" office:value-type="string">
            <text:p>-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Assassin</text:p>
          </table:table-cell>
          <table:table-cell table:style-name="ce8" office:value-type="string">
            <text:p>Items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Duelist</text:p>
          </table:table-cell>
          <table:table-cell table:style-name="ce8" office:value-type="string">
            <text:p>Equipment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Cultist</text:p>
          </table:table-cell>
          <table:table-cell table:style-name="ce8" office:value-type="string">
            <text:p>-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Sorcerer</text:p>
          </table:table-cell>
          <table:table-cell table:style-name="ce8" office:value-type="string">
            <text:p>Actions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Hunter</text:p>
          </table:table-cell>
          <table:table-cell table:style-name="ce8" office:value-type="string">
            <text:p>Reactions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Druid</text:p>
          </table:table-cell>
          <table:table-cell table:style-name="ce8" office:value-type="string">
            <text:p>-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Apothecary</text:p>
          </table:table-cell>
          <table:table-cell table:style-name="ce8" office:value-type="string">
            <text:p>Items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Quartermaster</text:p>
          </table:table-cell>
          <table:table-cell table:style-name="ce8" office:value-type="string">
            <text:p>Equipment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Cleric</text:p>
          </table:table-cell>
          <table:table-cell table:style-name="ce8" office:value-type="string">
            <text:p>-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>
            <text:p>Mimeomancer</text:p>
          </table:table-cell>
          <table:table-cell table:style-name="ce8" office:value-type="string">
            <text:p>-</text:p>
          </table:table-cell>
          <table:table-cell table:style-name="ce9" table:number-columns-repeated="3"/>
          <table:table-cell table:style-name="ce2" table:number-columns-repeated="4"/>
          <table:table-cell table:number-columns-repeated="1015"/>
        </table:table-row>
        <table:table-row table:style-name="ro4">
          <table:table-cell table:style-name="ce9" table:number-columns-repeated="5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8" office:value-type="string" table:number-columns-spanned="3" table:number-rows-spanned="1">
            <text:p>General Rules Notes</text:p>
          </table:table-cell>
          <table:covered-table-cell table:number-columns-repeated="2"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8" office:value-type="string" table:number-columns-spanned="8" table:number-rows-spanned="1">
            <text:p>Playing an Aura discards the current active Aura</text:p>
          </table:table-cell>
          <table:covered-table-cell table:number-columns-repeated="2"/>
          <table:covered-table-cell table:number-columns-repeated="2" table:style-name="ce9"/>
          <table:covered-table-cell table:number-columns-repeated="3"/>
          <table:table-cell table:number-columns-repeated="1016"/>
        </table:table-row>
        <table:table-row table:style-name="ro2">
          <table:table-cell table:style-name="ce8" office:value-type="string" table:number-columns-spanned="8" table:number-rows-spanned="1">
            <text:p>Resources and cards in hand refresh at end of turn</text:p>
          </table:table-cell>
          <table:covered-table-cell table:number-columns-repeated="2"/>
          <table:covered-table-cell table:number-columns-repeated="2" table:style-name="ce9"/>
          <table:covered-table-cell table:number-columns-repeated="3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3/16/2017</text:date>, <text:time>20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8:19:51.56</meta:creation-date>
    <dc:date>2017-03-16T20:33:01.15</dc:date>
    <meta:editing-duration>PT2H13M9S</meta:editing-duration>
    <meta:editing-cycles>6</meta:editing-cycles>
    <meta:generator>OpenOffice/4.1.2$Win32 OpenOffice.org_project/412m3$Build-9782</meta:generator>
    <meta:document-statistic meta:table-count="19" meta:cell-count="1159" meta:object-count="0"/>
  </office:meta>
</office:document-meta>
</file>